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8.5cm" style:rel-column-width="32767*"/>
    </style:style>
    <style:style style:name="Tabella1.A1" style:family="table-cell">
      <style:table-cell-properties style:writing-mode="page"/>
    </style:style>
    <style:style style:name="Tabella1.A5" style:family="table-cell">
      <style:table-cell-properties fo:padding="0cm" fo:border="none" style:writing-mode="page"/>
    </style:style>
    <style:style style:name="Tabella1.8" style:family="table-row">
      <style:table-row-properties style:min-row-height="0.536cm"/>
    </style:style>
    <style:style style:name="P1" style:family="paragraph" style:parent-style-name="Standard">
      <style:text-properties officeooo:rsid="000f88b5" officeooo:paragraph-rsid="000fa6d8"/>
    </style:style>
    <style:style style:name="P2" style:family="paragraph" style:parent-style-name="Standard">
      <style:text-properties officeooo:rsid="00110af5" officeooo:paragraph-rsid="001673f9"/>
    </style:style>
    <style:style style:name="P3" style:family="paragraph" style:parent-style-name="Standard">
      <style:text-properties officeooo:paragraph-rsid="001a50e2"/>
    </style:style>
    <style:style style:name="P4" style:family="paragraph" style:parent-style-name="Standard">
      <style:text-properties officeooo:rsid="001a50e2" officeooo:paragraph-rsid="001a50e2"/>
    </style:style>
    <style:style style:name="P5" style:family="paragraph" style:parent-style-name="Standard">
      <style:text-properties officeooo:rsid="001c4ec8" officeooo:paragraph-rsid="001c4ec8"/>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1f04b6" officeooo:paragraph-rsid="0020b709" style:font-weight-asian="normal" style:font-weight-complex="normal"/>
    </style:style>
    <style:style style:name="P9" style:family="paragraph" style:parent-style-name="Standard">
      <style:text-properties fo:font-weight="normal" officeooo:rsid="0020b709" officeooo:paragraph-rsid="0020b709" style:font-weight-asian="normal" style:font-weight-complex="normal"/>
    </style:style>
    <style:style style:name="P10" style:family="paragraph" style:parent-style-name="Standard">
      <style:text-properties fo:font-weight="normal" officeooo:rsid="00232099" officeooo:paragraph-rsid="00232099" style:font-weight-asian="normal" style:font-weight-complex="normal"/>
    </style:style>
    <style:style style:name="P11" style:family="paragraph" style:parent-style-name="Table_20_Contents">
      <style:text-properties officeooo:rsid="0022ff3e" officeooo:paragraph-rsid="0022ff3e"/>
    </style:style>
    <style:style style:name="P12" style:family="paragraph" style:parent-style-name="Table_20_Contents">
      <style:text-properties officeooo:rsid="0022ff3e" officeooo:paragraph-rsid="00232099"/>
    </style:style>
    <style:style style:name="P13" style:family="paragraph" style:parent-style-name="Table_20_Contents">
      <style:text-properties officeooo:rsid="0022ff3e" officeooo:paragraph-rsid="00237ee2"/>
    </style:style>
    <style:style style:name="P14" style:family="paragraph" style:parent-style-name="Table_20_Contents">
      <style:text-properties officeooo:rsid="0022ff3e" officeooo:paragraph-rsid="002507c3"/>
    </style:style>
    <style:style style:name="P15" style:family="paragraph" style:parent-style-name="Table_20_Contents">
      <style:text-properties officeooo:rsid="002507c3" officeooo:paragraph-rsid="002507c3"/>
    </style:style>
    <style:style style:name="P16" style:family="paragraph" style:parent-style-name="Text_20_body">
      <style:text-properties officeooo:rsid="002006c0" officeooo:paragraph-rsid="002006c0"/>
    </style:style>
    <style:style style:name="T1" style:family="text">
      <style:text-properties officeooo:rsid="000fa6d8"/>
    </style:style>
    <style:style style:name="T2" style:family="text">
      <style:text-properties officeooo:rsid="00110af5"/>
    </style:style>
    <style:style style:name="T3" style:family="text">
      <style:text-properties officeooo:rsid="0011fa96"/>
    </style:style>
    <style:style style:name="T4" style:family="text">
      <style:text-properties officeooo:rsid="0013f795"/>
    </style:style>
    <style:style style:name="T5" style:family="text">
      <style:text-properties officeooo:rsid="001583c3"/>
    </style:style>
    <style:style style:name="T6" style:family="text">
      <style:text-properties officeooo:rsid="001673f9"/>
    </style:style>
    <style:style style:name="T7" style:family="text">
      <style:text-properties officeooo:rsid="00171777"/>
    </style:style>
    <style:style style:name="T8" style:family="text">
      <style:text-properties officeooo:rsid="001794cb"/>
    </style:style>
    <style:style style:name="T9" style:family="text">
      <style:text-properties officeooo:rsid="00196277"/>
    </style:style>
    <style:style style:name="T10" style:family="text">
      <style:text-properties officeooo:rsid="001a50e2"/>
    </style:style>
    <style:style style:name="T11" style:family="text">
      <style:text-properties officeooo:rsid="001c2b5f"/>
    </style:style>
    <style:style style:name="T12" style:family="text">
      <style:text-properties officeooo:rsid="001c4ec8"/>
    </style:style>
    <style:style style:name="T13" style:family="text">
      <style:text-properties officeooo:rsid="001e1377"/>
    </style:style>
    <style:style style:name="T14" style:family="text">
      <style:text-properties fo:font-weight="normal" style:font-weight-asian="normal" style:font-weight-complex="normal"/>
    </style:style>
    <style:style style:name="T15" style:family="text">
      <style:text-properties fo:font-weight="normal" officeooo:rsid="001e1377" style:font-weight-asian="normal" style:font-weight-complex="normal"/>
    </style:style>
    <style:style style:name="T16" style:family="text">
      <style:text-properties fo:font-weight="normal" officeooo:rsid="0020b709" style:font-weight-asian="normal" style:font-weight-complex="normal"/>
    </style:style>
    <style:style style:name="T17" style:family="text">
      <style:text-properties officeooo:rsid="002006c0"/>
    </style:style>
    <style:style style:name="T18" style:family="text">
      <style:text-properties officeooo:rsid="0020b709"/>
    </style:style>
    <style:style style:name="T19" style:family="text">
      <style:text-properties officeooo:rsid="002156eb"/>
    </style:style>
    <style:style style:name="T20" style:family="text">
      <style:text-properties officeooo:rsid="0022ff3e"/>
    </style:style>
    <style:style style:name="T21" style:family="text">
      <style:text-properties officeooo:rsid="00232099"/>
    </style:style>
    <style:style style:name="T22" style:family="text">
      <style:text-properties officeooo:rsid="00237ee2"/>
    </style:style>
    <style:style style:name="T23" style:family="text">
      <style:text-properties officeooo:rsid="002507c3"/>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l programma che abbiamo scritto prova a simulare quelle che potrebbero essere le sollecitazioni che un razzo affronta nel momento del lancio fino al<text:span text:style-name="T1">l’ingresso in </text:span>orbita, se r<text:span text:style-name="T1">aggiungibile </text:span>con la configurazione creata. Ci teniamo comunque a specificare che <text:span text:style-name="T1">il </text:span>programma non ha la pretesa di essere totalmente aderente alla realtà visto che è completamente basato su approssimazioni ideali che non tengono conto di moltissimi aspetti che invece sono presenti su un razzo vero. <text:span text:style-name="T1">Fra le approssimazioni adottate possiamo annoverare l’aria trattata come un gas perfetto, i motori dei razzi che sono sempre in quella che viene definita steady-state, ovvero la fase di funzionamento più lunga, trascurando le fasi di start-up e tail-of, rispettivamente l’accensione e lo spegnimento, la corrosione nell’ugello dei motori nulla come anche la temperatura </text:span><text:span text:style-name="T3">e</text:span><text:span text:style-name="T1"> la pressione all’interno della camera costante, </text:span><text:span text:style-name="T3">il moto non esattamente uguale a quello di un razzo visto la discretezza dei momenti in cui viene effettuato il calcolo, </text:span><text:span text:style-name="T5">effetti aerodinamici delle alette</text:span><text:span text:style-name="T1"> insieme a molte altre. <text:s/></text:span></text:p>
      <text:p text:style-name="P1">Siamo a conoscenza del fatto che ci sarebbero sistemi più efficienti e corretti di implementare le equazioni <text:span text:style-name="T3">e soprattutto le ottimizzazioni</text:span> ma l’implementazione <text:span text:style-name="T3">di</text:span> tali strategie avrebbe<text:span text:style-name="T1">ro</text:span> richiesto conoscenze matematiche, esperienza nella programmazione <text:span text:style-name="T1">e tempistiche </text:span>molto <text:span text:style-name="T1">superiori</text:span> di quelle <text:span text:style-name="T1">di cui disponi</text:span>amo al momento. <text:span text:style-name="T1">Inoltre, per quanto riguarda aspetti </text:span><text:span text:style-name="T3">particolari, </text:span><text:span text:style-name="T1">come la struttura dell’ugello, </text:span><text:span text:style-name="T3">verrebbe richiesto</text:span><text:span text:style-name="T1"> all’utente di inserire molti parametri anche piuttosto specifici e quindi, nonostante abbiamo provato a semplificare al massimo quasi tutti gli aspetti, anche all’utente per sfruttare al massimo le funzionalità sarebbero richieste conoscenze </text:span><text:span text:style-name="T3">avanzate</text:span><text:span text:style-name="T1"> del modello da lanciare in orbita. Si specifica inoltre che altri aspetti sui quali ci siamo soffermati sono anche l’ottimizzazione della traiettoria e della </text:span><text:span text:style-name="T2">spinta</text:span><text:span text:style-name="T1">, la prima è legata a parametri che difficilmente vengono trattati nelle dispense anche di corsi universitari di ingegneria aerospaziale </text:span><text:span text:style-name="T2">e per questo siamo stati costretti a ricorrere ai dati di razzi reali come meglio discusso in seguito, mentre per quanto riguarda l’ottimizzazione della spinta si è deciso di manipolare le equazioni in modo che in ogni istante il razzo riesca ad assumere i valori ottimali che dipendono dalle caratteristiche strutturali del motore.</text:span></text:p>
      <text:p text:style-name="P1"/>
      <text:p text:style-name="P2">Invece <text:span text:style-name="T3">per quanto riguarda la parte relativa al codice vero e proprio quest’ultimo </text:span><text:span text:style-name="T4">è stato</text:span><text:span text:style-name="T3"> distribuito, almeno nella parte relativa alla simulazione, quindi trascurando per ora gli aspetti grafici, in due header file e i due rispettivi eseguibili oltre al eseguibile principale. La prima scelta nella suddivisione del codice è stata fatta dividendo gli aspetti relativi al razzo, raggruppati nel namespace rocket, e gli altri relativi al resto della simulazione, contenuti nel namespace sim. Indiziando dal namespace rocket quest’ultimo contiene al suo interno la dichiarazione della classe Rocket, ovvero </text:span><text:span text:style-name="T4">quella che rappresenta la nostra idea di</text:span><text:span text:style-name="T3"> tutti i parametri specifici del razzo, </text:span><text:span text:style-name="T4">con le funzioni che ci aspettavamo un razzo dovesse avere e che poi abbiamo utilizzato, mentre nel resto del namespace <text:s/>sono contenute quelle funzioni che sono comunque relative e dipendenti da alcuni parametri dei razzi ma che non appartengono al veicolo vero e proprio. Per spiegare meglio tale concetto possiamo fare degli esempi. Fra le funzioni contenute in questa area possiamo annoverare </text:span><text:span text:style-name="T5"><text:s/>forze, come ad esempio quella gravitazionale che è strettamente legata alla posizione ed alla massa del razzo oppure la resistenza aerodinamica che dipende dalla forma e dalla velocità. All’interno della classe Rocket si è deciso di innestare un’altra classe nella parte pubblica chiamata Engine. Tale scelta è dovuta principalmente dal fatto che i due oggetti nella realtà hanno un’evidente correlazione e che per quanto si possa parlare separatamente dei due oggetti al momento del lancio si comportano come un sinolo. </text:span><text:span text:style-name="T6">Per finire questa descrizione degli elementi del namespace si evidenzia come si sia usato un alias per indicare gli array di double composti da due elementi con il termine Vec. Questo per dare maggiore risalto alle informazioni che anche ad una prima lettura e rendere il tutto decisamente più digeribile visto che l’altra scrittura avrebbe occupato molti caratteri ed avrebbe spostato l’attenzione più verso di se che sulle operazioni svolte. Abbiamo inoltre deciso di non usare la parola chiave auto, perché avrebbe “nascosto” il tipo al lettore rendendo il tutto meno immediato.</text:span></text:p>
      <text:p text:style-name="P2"/>
      <text:p text:style-name="P2"><text:span text:style-name="T6">Invece per quanto riguarda il namespace sim in quest’ultimo è stata creata la classe Air_var, si noti come tutti i nomi delle classi inizino con la lettera maiuscola e quelli dei namespace </text:span><text:span text:style-name="T11">e delle struct </text:span><text:soft-page-break/><text:span text:style-name="T11">no</text:span><text:span text:style-name="T6"> no, </text:span><text:span text:style-name="T11">allo stesso modo anche tutte le variabili private finiscono con _ </text:span><text:span text:style-name="T6">come voluto dalla convenzione che abbiamo adottato. Tale classe rappresenta le condizioni atmosferiche in un altitudine specifica, </text:span><text:span text:style-name="T7">infatti non essendo strettamente connessa al razzo non poteva essere inserita nel namespace rocket. All’interno del secondo namespace è inserita anche una struct chiamata cost che, come ci è stato suggerito, raggruppa tutte le costanti usate. </text:span><text:span text:style-name="T11">Si sottolinea che il nome cost è molto italianizzato ma il termine const avrebbe dato problemi e creato confusione e per questo abbiamo preferito evitare. </text:span><text:span text:style-name="T7">Essendo </text:span><text:span text:style-name="T11">i valori contenuti al suo interno </text:span><text:span text:style-name="T7">costanti </text:span><text:span text:style-name="T11">le abbiamo</text:span><text:span text:style-name="T7"> definite con la dicitura static costecpr in modo da essere visibili in ogni parte del codice rendendo, a nostro parere, le funzioni più espressive visto che nonostante per chiamare tali costanti la dimensione del codice si allunga, si capisce più velocemente di che parametro si sta usando. </text:span></text:p>
      <text:p text:style-name="P2"/>
      <text:p text:style-name="P3"><text:span text:style-name="T7">Addentriamoci ora dentro la struttura della classe Rocket, quest’ultima può contare </text:span><text:span text:style-name="T10">un solo costruttore ma il</text:span><text:span text:style-name="T7"> livello di dettaglio desiderato </text:span><text:span text:style-name="T10">può essere scelto nel momento in cui si decide come implemetare il razzo facendo scegliere al programma altri valori che a nostro parere sono in linea con quelli dei razzi effettivi. Ciò p</text:span><text:span text:style-name="T7">ermette anche a chi non conosce tutti i dettami relativi alle caratteristiche strutturali dei vettori di godersi comunque un’esperienza </text:span><text:span text:style-name="T8">gradevole fin dal primo avvio lasciando però la possibilità agli utenti più informati di scegliere un grado di dettaglio superiore ma comunque non eccessivamente complicato. </text:span><text:span text:style-name="T9">Fra i metodi di cui dispone ci sono varie funzioni per restituire i vari parametri per fare tali informazioni anche ad altre funzioni </text:span><text:span text:style-name="T10">che permettono di calcolare ad esempio la spinta del motore. All’interno della classe Rocket è stata poi innestata un’altra classe che è quella di Engine, la decisione di creare una nested class è totalmente relativa alla stretta connessione logica fra i due elementi permettendoci anche eventualmente di sfruttare al meglio tutti i vantaggi che q</text:span>uesta scelta porta con sé. Ovviamente questa decisione non è stata presa a cuor leggero visto che la classe Rocket è stata decisamente appesantita dopo questa aggiunta ma ciò garantisce anche che il codice sia più <text:span text:style-name="T10">organizzato e </text:span>visto che Engine <text:span text:style-name="T10">è</text:span> utilizzat<text:span text:style-name="T10">o</text:span> solo all'interno della classe genitore <text:span text:style-name="T10">ciò può </text:span>semplificare la manutenzione.</text:p>
      <text:p text:style-name="P4">La classe Engine però è una classe astratta da cui derivano, mediante l’uso del polimorfismo, due altre classi che sono Ad_engine e Base_engine. Queste due classi permettono all’utente di decidere quale modello matematico utilizzare nella simulazione in base all’approccio che più ritiene consono alle sue esigenze e curiosità. Infatti visto che questo programma dovrebbe cercare lontanamente di simulare le prestazioni dei razzi non potevamo esimerci dall’inserire una classe che partendo da valutazioni strutturali dei motori e dei combustibili ne derivasse i parametri necessari. Tutto ciò però diventa un grosso ostacolo per chi si avvicina per la prima volta a questo mondo e che quindi preferisce aggrapparsi a modelli più semplici <text:span text:style-name="T11">dei quali</text:span> è più facile anche rinvenire dati su internet. Le due classi così create nella realtà dei fatti diventano concrete all’interno del razzo appena inizializzato, solo che non sapendo a priori quale scelta verrà fatta dall’utente i vari oggetti sono gestiti da unique pointer in modo di poter scongiurare al meglio la possibilità di creare memory leak. <text:span text:style-name="T11">Anche in queste classi è possibile per l’utente decidere quanti parametri inserire. Ritornando sulla classe Engine quest’ultima si è preterito tenerla astratta </text:span><text:span text:style-name="T12">con funzioni virtuali pure in modo da garantire che anche altre classi avessero almeno le funzionalità richieste.</text:span></text:p>
      <text:p text:style-name="P5">Vi è poi un altro header con il rispettivo eseguibile chiamato interface che serve principalmente come grande contenitore per tutte le parti relative ai menù e agli oggetti di sfml. Per quanto riguarda i menù abbiamo preferito evitare un’interfaccia grafica nonostante in una prima versione del programma fosse stata parzialmente creata, questo perché quando l’utente si trova a voler inizializzare tutti i parametri le schermate si sovraffollavano di oggetti e diventava tutto molto più scomodo e lento, tant’è vero che noi stessi preferivamo la, seppur non esteticamente gradevole, interfaccia dalla linea di comando. All’interno di tale classe sono poi anche contenute delle struct che aiutano nella creazione dei vari oggetti e che non vanno a gravare sulla memoria in un secondo momento visto che sono state inizializzate in uno scope apposta pronto a chiudersi prima dell’avvio. Inoltre per i menù si è preferito evitare di creare enum class per gestire la navigazione fra le varie schermate perché, come abbiamo fatto noi, l’esperienza dal terminale diventa più gradevole visto che non viene richiesto ogni volta di eseguire le operazione di selezione dei menù ma si può passare <text:soft-page-break/>subito all’inserimento dei dati. <text:span text:style-name="T13">Le motivazioni che ci hanno portato a creare anche in questo caso a definire le funzioni in un altro eseguibile sono principalmente relative ai fatti che in questo modo:</text:span></text:p>
      <text:p text:style-name="Text_20_body"><text:span text:style-name="T15">si promuove</text:span><text:span text:style-name="T14"> la modularità e può fungere da documentazione dell'interfaccia, </text:span><text:span text:style-name="T15">oltre ai vantaggi relativi ai tempi di compilazione</text:span><text:span text:style-name="T14">.</text:span></text:p>
      <text:p text:style-name="P16"><text:span text:style-name="T14">Un altro aspetto da menzionare riguarda la distribuzione del codice nei pressi del main loop, infatti volevamo scongiurare la possibilità che divenisse sovraffolato e quindi più difficile da correggere, di conseguenza abbiamo creato funzioni che a loro volta raccogliessero tutte le operazioni relative ad un determinato compito, come ad esempio le funzioni set_state, in modo che dopo esserci </text:span><text:span text:style-name="T16">preoccupati della corretta esecuzione delle stesse in fase di debug al momento della ricerca degli errori potevamo concentrarci maggiormente sugli altri calcoli.</text:span></text:p>
      <text:p text:style-name="P6"/>
      <text:p text:style-name="P6"/>
      <text:p text:style-name="P6"/>
      <text:p text:style-name="P6"/>
      <text:p text:style-name="P6"/>
      <text:p text:style-name="P8">Test<text:line-break/> Avendo noi poca se non nessuna esperienza in questo ambito l’unica cosa su cui potevamo aggrapparci per procedere nell’impresa era la teoria che potevamo reperire su internet o su altri volumi. Quindi in una prima fase di stesura del programma abbiamo provato a implementare le equazioni trovate nelle dispense cercando di capire quali fossero i parametri migliori da inserire. Non tutti i modelli però sembravano fare al nostro caso e spesso per poter essere implementati si necessitava la conoscenza di alcuni parametri la cui stima sarebbe dovuta poi essere calcolata da un altro programma ancora, sopratutto per quanto riguarda l’ottimizzazione di alcuni valori, o che dipendevano troppo dalla forma e composizione delle parti del vettore, come ad esempio l’aspetto relativo ai flussi aerodinamici. <text:span text:style-name="T17">Di conseguenza abbiamo preferito adottare i modelli più ideali possibili e di conseguenza scegliere equazioni che già erano presenti nei libri. Quindi dopo aver provato a capire come manipolare tali strumenti matematici abbiamo iniziato a fare calcoli dei calcoli per vedere se i valori restituiti erano in linea con quelli che erano i risultati che era possibile osservare durante la fase di lancio dei razzi di cui abbiamo cercato diversi video. Quindi dopo esserci assicurati che le equazioni implementate si comportassero bene rispetto all’idea che intanto ci eravamo fatti la parte di test è stata principalmente relativa al fatto che ogni calcolo venisse eseguito nel modo giusto. In particolare per la fase di test inizialmente abbiamo scritto un eseguibile in cui venivano lanciate tutte le funzioni in modo raggruppato per esaminare che tutto venisse eseguito come era consono rispettando if e cicli del caso. Ci siamo poi accorti che tale strategia aveva dei limiti visto che essendo principalmente funzioni che restituiscono dei valori numerici </text:span><text:span text:style-name="T18">era più interessante metterli in relazione alle altre funzioni in modo da scorgere anche quelli che sarebbero poi dovuti essere i risultati attesi in fase di esecuzione del programma. Ovviamente i soli test per quanto studiati per verificare il funzionamento delle funzioni con diverse grandezze di input in base ai diversi momenti che il razzo avrebbe dovuto attraversare non erano sufficienti visto che sarebbero potute avvenire cose che non avremmo potuto immaginare e quindi abbiamo lanciato il programma diverse volte e con diversi valori ispezionando funzione per funzione che tutto venisse eseguito come previsto. </text:span></text:p>
      <text:p text:style-name="P9">Inoltre per assicurarci che il tutto fosse poi in linea con quello che si riscontra durante la fase di decollo di un razzo abbiamo reperito da internet dati prossimi a quelli dei razzi reali per paragonare i nostri veicoli ai video trovati su YouTube. Ecco un paragone fra i risultati del nostro razzo è quelli del <text:span text:style-name="T19">falcon 9 durante il lancio della sonda spaziale euclid.</text:span></text:p>
      <table:table table:name="Tabella1" table:style-name="Tabella1">
        <table:table-column table:style-name="Tabella1.A" table:number-columns-repeated="2"/>
        <table:table-row>
          <table:table-cell table:style-name="Tabella1.A1" office:value-type="string">
            <text:p text:style-name="P11">Razzo simulato </text:p>
          </table:table-cell>
          <table:table-cell table:style-name="Tabella1.A1" office:value-type="string">
            <text:p text:style-name="P11">Falcon 9</text:p>
          </table:table-cell>
        </table:table-row>
        <table:table-row>
          <table:table-cell table:style-name="Tabella1.A1" office:value-type="string">
            <text:p text:style-name="Table_20_Contents"><text:s/><text:span text:style-name="T20">A </text:span><text:span text:style-name="T22">104</text:span><text:span text:style-name="T20"> m velocità </text:span><text:span text:style-name="T22">124</text:span><text:span text:style-name="T20"> kh/h</text:span></text:p>
          </table:table-cell>
          <table:table-cell table:style-name="Tabella1.A1" office:value-type="string">
            <text:p text:style-name="P11">A circa <text:span text:style-name="T22">10</text:span>0m velocità <text:span text:style-name="T22">circa12</text:span>0kh/h</text:p>
          </table:table-cell>
        </table:table-row>
        <table:table-row>
          <table:table-cell table:style-name="Tabella1.A1" office:value-type="string">
            <text:p text:style-name="P11">A <text:span text:style-name="T22">40</text:span>0 m velocità 2<text:span text:style-name="T22">3</text:span>0kh/h</text:p>
          </table:table-cell>
          <table:table-cell table:style-name="Tabella1.A1" office:value-type="string">
            <text:p text:style-name="P13">A circa <text:span text:style-name="T22">4</text:span>00m velocità <text:span text:style-name="T22">circa </text:span>2<text:span text:style-name="T22">3</text:span>0kh/h</text:p>
          </table:table-cell>
        </table:table-row>
        <table:table-row>
          <table:table-cell table:style-name="Tabella1.A1" office:value-type="string">
            <text:p text:style-name="P11">A <text:span text:style-name="T22">619</text:span> m velocità <text:span text:style-name="T22">28</text:span>0kh/h</text:p>
          </table:table-cell>
          <table:table-cell table:style-name="Tabella1.A1" office:value-type="string">
            <text:p text:style-name="P13">A circa <text:span text:style-name="T22">600</text:span>m velocità <text:span text:style-name="T22">circa 28</text:span>0 km/h</text:p>
          </table:table-cell>
        </table:table-row>
        <text:soft-page-break/>
        <table:table-row>
          <table:table-cell table:style-name="Tabella1.A5" office:value-type="string">
            <text:p text:style-name="P11">A <text:span text:style-name="T23">700</text:span> m velocità <text:span text:style-name="T23">295</text:span> km/h</text:p>
          </table:table-cell>
          <table:table-cell table:style-name="Tabella1.A5" office:value-type="string">
            <text:p text:style-name="P14">A circa <text:span text:style-name="T23">700</text:span> m velocità circa <text:span text:style-name="T23">304</text:span> km/h</text:p>
          </table:table-cell>
        </table:table-row>
        <table:table-row>
          <table:table-cell table:style-name="Tabella1.A5" office:value-type="string">
            <text:p text:style-name="P12">A <text:span text:style-name="T23">874</text:span> m velocità 3<text:span text:style-name="T23">37</text:span> km/h</text:p>
          </table:table-cell>
          <table:table-cell table:style-name="Tabella1.A5" office:value-type="string">
            <text:p text:style-name="P14">A circa <text:span text:style-name="T23">900</text:span> m velocità circa <text:span text:style-name="T23">341</text:span> km/h</text:p>
          </table:table-cell>
        </table:table-row>
        <table:table-row>
          <table:table-cell table:style-name="Tabella1.A5" office:value-type="string">
            <text:p text:style-name="P14">A <text:span text:style-name="T23">1064</text:span> m velocità 3<text:span text:style-name="T23">53</text:span> km/h</text:p>
          </table:table-cell>
          <table:table-cell table:style-name="Tabella1.A5" office:value-type="string">
            <text:p text:style-name="P14">A circa <text:span text:style-name="T23">1000</text:span> m velocità circa <text:s/><text:span text:style-name="T23">360</text:span> km/h</text:p>
          </table:table-cell>
        </table:table-row>
        <table:table-row table:style-name="Tabella1.8">
          <table:table-cell table:style-name="Tabella1.A5" office:value-type="string">
            <text:p text:style-name="P14">A <text:span text:style-name="T23">1488</text:span> m velocità <text:span text:style-name="T23">433</text:span> km/h</text:p>
          </table:table-cell>
          <table:table-cell table:style-name="Tabella1.A5" office:value-type="string">
            <text:p text:style-name="P14">A circa <text:span text:style-name="T23">1500</text:span> m velocità circa <text:span text:style-name="T23">445</text:span> km/h</text:p>
          </table:table-cell>
        </table:table-row>
        <table:table-row table:style-name="Tabella1.8">
          <table:table-cell table:style-name="Tabella1.A1" office:value-type="string">
            <text:p text:style-name="P14">A <text:span text:style-name="T23">1996</text:span> m velocità <text:span text:style-name="T23">490</text:span> km/h</text:p>
          </table:table-cell>
          <table:table-cell table:style-name="Tabella1.A1" office:value-type="string">
            <text:p text:style-name="P14">A circa <text:span text:style-name="T23">2000</text:span> m velocità circa <text:span text:style-name="T23">530</text:span> km/h</text:p>
          </table:table-cell>
        </table:table-row>
      </table:table>
      <text:p text:style-name="P9"/>
      <text:p text:style-name="P10">Poi l’approssimazione tende a diventare sempre peggiore visto che i motori reali passano dallo stato di accensione a quello di pieno regime mentre i nostri razzi non sono in grado di farlo, per via dell’incredibile complicazione che ne sarebbe derivata e la la necessità di valutare parametri molto tecnici, per questo sono stati tarati per essere subito nella fase ottimale. In particolare per questo test si è settato in modo che fosse paragonabile all’accensione dei motori del falcon 9 nelle prime fasi di vol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1:04:52.032004306</meta:creation-date>
    <dc:date>2023-08-30T11:40:17.640982010</dc:date>
    <meta:editing-duration>PT32M41S</meta:editing-duration>
    <meta:editing-cycles>5</meta:editing-cycles>
    <meta:generator>LibreOffice/7.3.7.2$Linux_X86_64 LibreOffice_project/30$Build-2</meta:generator>
    <meta:document-statistic meta:table-count="1" meta:image-count="0" meta:object-count="0" meta:page-count="4" meta:paragraph-count="30" meta:word-count="2257" meta:character-count="14514" meta:non-whitespace-character-count="12276"/>
  </office:meta>
</office:document-meta>
</file>